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loext:graphic-properties draw:fill="none"/>
      <style:paragraph-properties fo:margin-left="0in" fo:margin-right="-0.6252in" fo:line-height="115%" fo:text-align="center" style:justify-single-word="false" fo:text-indent="0in" style:auto-text-indent="false" style:page-number="1" fo:background-color="transparent"/>
      <style:text-properties fo:font-size="20pt" fo:font-weight="bold" style:font-size-asian="20pt" style:font-weight-asian="bold" style:font-size-complex="20pt"/>
    </style:style>
    <style:style style:name="P2" style:family="paragraph" style:parent-style-name="Standard">
      <style:paragraph-properties fo:line-height="115%" fo:text-align="center" style:justify-single-word="false"/>
      <style:text-properties fo:font-size="20pt" fo:font-weight="bold" style:font-size-asian="20pt" style:font-weight-asian="bold" style:font-size-complex="20pt"/>
    </style:style>
    <style:style style:name="P3" style:family="paragraph" style:parent-style-name="Standard">
      <style:paragraph-properties fo:line-height="115%" fo:text-align="center" style:justify-single-word="false"/>
      <style:text-properties fo:font-size="10pt" fo:font-style="italic" fo:font-weight="bold" style:font-size-asian="10pt" style:font-style-asian="italic" style:font-weight-asian="bold" style:font-size-complex="10pt"/>
    </style:style>
    <style:style style:name="P4" style:family="paragraph" style:parent-style-name="Standard" style:master-page-name="">
      <loext:graphic-properties draw:fill="none"/>
      <style:paragraph-properties fo:margin-left="-0.3118in" fo:margin-right="0in" fo:line-height="115%" fo:text-align="center" style:justify-single-word="false" fo:text-indent="0in" style:auto-text-indent="false" style:page-number="auto" fo:background-color="transparent"/>
    </style:style>
    <style:style style:name="P5" style:family="paragraph" style:parent-style-name="Standard">
      <style:paragraph-properties fo:margin-top="0.0398in" fo:margin-bottom="0.0398in" style:contextual-spacing="false" fo:line-height="115%" fo:padding-left="0in" fo:padding-right="0in" fo:padding-top="0in" fo:padding-bottom="0.028in" fo:border-left="none" fo:border-right="none" fo:border-top="none" fo:border-bottom="0.99pt solid #000000"/>
      <style:text-properties fo:font-size="14pt" fo:font-weight="bold" style:font-size-asian="14pt" style:font-weight-asian="bold" style:font-size-complex="14pt"/>
    </style:style>
    <style:style style:name="P6" style:family="paragraph" style:parent-style-name="Standard">
      <style:paragraph-properties fo:line-height="115%"/>
    </style:style>
    <style:style style:name="P7" style:family="paragraph" style:parent-style-name="Standard">
      <style:paragraph-properties fo:line-height="115%"/>
      <style:text-properties fo:font-size="10pt" style:font-size-asian="10pt" style:font-size-complex="10pt"/>
    </style:style>
    <style:style style:name="P8" style:family="paragraph" style:parent-style-name="Standard">
      <style:paragraph-properties fo:margin-left="0in" fo:margin-right="0in" fo:line-height="115%" fo:text-indent="0in" style:auto-text-indent="false"/>
    </style:style>
    <style:style style:name="P9" style:family="paragraph" style:parent-style-name="Standard">
      <style:paragraph-properties fo:margin-left="0in" fo:margin-right="0in" fo:line-height="115%" fo:text-indent="0in" style:auto-text-indent="false"/>
      <style:text-properties fo:font-size="10pt" style:font-size-asian="10pt" style:font-size-complex="10pt"/>
    </style:style>
    <style:style style:name="P10" style:family="paragraph" style:parent-style-name="Standard">
      <style:paragraph-properties fo:line-height="115%"/>
      <style:text-properties fo:font-weight="bold" style:font-weight-asian="bold"/>
    </style:style>
    <style:style style:name="P11" style:family="paragraph" style:parent-style-name="Standard">
      <style:paragraph-properties fo:line-height="115%"/>
      <style:text-properties fo:font-size="10pt" fo:font-style="italic" style:font-size-asian="10pt" style:font-style-asian="italic" style:font-size-complex="10pt"/>
    </style:style>
    <style:style style:name="P12" style:family="paragraph" style:parent-style-name="Standard">
      <style:paragraph-properties fo:line-height="115%" fo:padding-left="0in" fo:padding-right="0in" fo:padding-top="0in" fo:padding-bottom="0.028in" fo:border-left="none" fo:border-right="none" fo:border-top="none" fo:border-bottom="0.99pt solid #000000"/>
      <style:text-properties fo:font-size="14pt" fo:font-weight="bold" style:font-size-asian="14pt" style:font-weight-asian="bold" style:font-size-complex="14pt"/>
    </style:style>
    <style:style style:name="P13" style:family="paragraph" style:parent-style-name="Standard">
      <style:paragraph-properties fo:margin-left="0in" fo:margin-top="0.0791in" fo:margin-bottom="0.0791in" style:contextual-spacing="false" fo:line-height="100%" fo:text-indent="0in" style:auto-text-indent="false"/>
      <style:text-properties fo:font-weight="bold" style:font-weight-asian="bold"/>
    </style:style>
    <style:style style:name="P14" style:family="paragraph" style:parent-style-name="Standard">
      <style:paragraph-properties fo:margin-left="0in" fo:margin-right="-0.0311in" fo:text-indent="0in" style:auto-text-indent="false"/>
      <style:text-properties fo:font-weight="bold" style:font-weight-asian="bold"/>
    </style:style>
    <style:style style:name="P15" style:family="paragraph" style:parent-style-name="Standard">
      <style:paragraph-properties fo:margin-left="0in" fo:margin-right="-0.0311in" fo:text-indent="0in" style:auto-text-indent="false"/>
    </style:style>
    <style:style style:name="P16" style:family="paragraph" style:parent-style-name="Standard">
      <style:paragraph-properties fo:margin-left="0in" fo:margin-right="-0.0311in" fo:text-indent="0in" style:auto-text-indent="false" fo:padding-left="0in" fo:padding-right="0in" fo:padding-top="0in" fo:padding-bottom="0.028in" fo:border-left="none" fo:border-right="none" fo:border-top="none" fo:border-bottom="0.99pt solid #000000"/>
      <style:text-properties fo:font-size="8pt" fo:font-style="italic" style:font-size-asian="8pt" style:font-style-asian="italic" style:font-size-complex="8pt"/>
    </style:style>
    <style:style style:name="P17" style:family="paragraph" style:parent-style-name="Standard">
      <style:paragraph-properties fo:margin-left="0in" fo:margin-right="-0.0311in" fo:margin-top="0.0398in" fo:margin-bottom="0.0398in" style:contextual-spacing="false" fo:text-indent="0in" style:auto-text-indent="false" fo:padding-left="0in" fo:padding-right="0in" fo:padding-top="0in" fo:padding-bottom="0.028in" fo:border-left="none" fo:border-right="none" fo:border-top="none" fo:border-bottom="0.99pt solid #000000"/>
      <style:text-properties fo:font-size="14pt" fo:font-weight="bold" style:font-size-asian="14pt" style:font-weight-asian="bold" style:font-size-complex="14pt"/>
    </style:style>
    <style:style style:name="P18" style:family="paragraph" style:parent-style-name="Standard">
      <style:paragraph-properties fo:margin-left="0in" fo:margin-right="-0.0311in" fo:text-indent="0in" style:auto-text-indent="false"/>
      <style:text-properties officeooo:paragraph-rsid="00145113"/>
    </style:style>
    <style:style style:name="T1" style:family="text">
      <style:text-properties fo:color="#1155cc" loext:opacity="100%" fo:font-size="9pt" fo:font-style="italic" style:text-underline-style="solid" style:text-underline-width="auto" style:text-underline-color="font-color" style:font-size-asian="9pt" style:font-style-asian="italic" style:font-size-complex="9pt"/>
    </style:style>
    <style:style style:name="T2" style:family="text">
      <style:text-properties fo:color="#1155cc" loext:opacity="100%" fo:font-size="9pt" fo:font-style="italic" style:text-underline-style="solid" style:text-underline-width="auto" style:text-underline-color="font-color" officeooo:rsid="0012f8b2" style:font-size-asian="9pt" style:font-style-asian="italic" style:font-size-complex="9pt"/>
    </style:style>
    <style:style style:name="T3" style:family="text">
      <style:text-properties fo:font-size="9pt" fo:font-style="italic" style:font-size-asian="9pt" style:font-style-asian="italic" style:font-size-complex="9pt"/>
    </style:style>
    <style:style style:name="T4" style:family="text">
      <style:text-properties fo:font-size="10pt" style:font-size-asian="10pt" style:font-size-complex="10pt"/>
    </style:style>
    <style:style style:name="T5" style:family="text">
      <style:text-properties fo:font-size="10pt" fo:font-weight="bold" style:font-size-asian="10pt" style:font-weight-asian="bold" style:font-size-complex="10pt"/>
    </style:style>
    <style:style style:name="T6" style:family="text">
      <style:text-properties fo:font-weight="bold" style:font-weight-asian="bold"/>
    </style:style>
    <style:style style:name="T7" style:family="text">
      <style:text-properties fo:font-size="10.5pt" style:font-size-asian="10.5pt" style:font-size-complex="10.5pt"/>
    </style:style>
    <style:style style:name="T8" style:family="text">
      <style:text-properties fo:font-size="10pt" fo:font-style="italic" style:font-size-asian="10pt" style:font-style-asian="italic" style:font-size-complex="10pt"/>
    </style:style>
    <style:style style:name="T9" style:family="text">
      <style:text-properties fo:font-size="8pt" fo:font-style="italic" style:font-size-asian="8pt" style:font-style-asian="italic"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Kerimcan Balkan</text:p>
      <text:p text:style-name="P3">Full Stack Developer</text:p>
      <text:p text:style-name="P4"><text:a xlink:type="simple" xlink:href="mailto:kerimcanbalkan@gmail.com" text:style-name="ListLabel_20_1" text:visited-style-name="ListLabel_20_1"><text:span text:style-name="T1">kerimcanbalkan@</text:span><text:span text:style-name="T2">protonmail</text:span><text:span text:style-name="T1">.com</text:span></text:a><text:span text:style-name="T3"> | +90 5451380399 | </text:span><text:a xlink:type="simple" xlink:href="https://github.com/kerimcanbalkan" text:style-name="ListLabel_20_1" text:visited-style-name="ListLabel_20_1"><text:span text:style-name="T1">Github</text:span></text:a><text:span text:style-name="T3"> | </text:span><text:a xlink:type="simple" xlink:href="https://www.linkedin.com/in/kerimcanbalkan/" text:style-name="ListLabel_20_1" text:visited-style-name="ListLabel_20_1"><text:span text:style-name="T1">Linkedin</text:span></text:a></text:p>
      <text:p text:style-name="P5">Summary</text:p>
      <text:p text:style-name="P6"><text:span text:style-name="T4">Passionate full-stack developer with a background in </text:span><text:span text:style-name="T5">Astronomy and Space Sciences</text:span><text:span text:style-name="T4"> and hands-on experience building real-world web applications. Proficient in </text:span><text:span text:style-name="T5">JavaScript, Go, React, MongoDB, and PostgreSQL, with a strong foundation in problem-solving</text:span><text:span text:style-name="T4"> and backend development. Seeking a </text:span><text:span text:style-name="T5">junior developer</text:span><text:span text:style-name="T4"> role to contribute, learn, and grow in a professional environment.</text:span></text:p>
      <text:p text:style-name="P7"/>
      <text:p text:style-name="P5">Skills</text:p>
      <text:p text:style-name="P8"><text:span text:style-name="T6">Frontend:</text:span><text:span text:style-name="T5"> </text:span><text:span text:style-name="T4">JavaScript, Typescript, React, Astro.js, TailwindCSS, Figma, Adobe Illustrator</text:span></text:p>
      <text:p text:style-name="P8"><text:span text:style-name="T6">Backend:</text:span><text:span text:style-name="T5"> </text:span><text:span text:style-name="T4">Go, Node.js, Express</text:span></text:p>
      <text:p text:style-name="P8"><text:span text:style-name="T6">Databases:</text:span><text:span text:style-name="T5"> </text:span><text:span text:style-name="T4">MongoDB, PostgresQL</text:span></text:p>
      <text:p text:style-name="P8"><text:span text:style-name="T6">Other:</text:span><text:span text:style-name="T5"> </text:span><text:span text:style-name="T4">Git, Docker, Linux</text:span></text:p>
      <text:p text:style-name="P9"/>
      <text:p text:style-name="P5">Projects</text:p>
      <text:p text:style-name="P10">Cafe/Restaurant Order Management System</text:p>
      <text:p text:style-name="P11">GO | React | Javascript | MongoDB | Tailwind</text:p>
      <text:p text:style-name="P7">A web app for cafes and restaurants that allows customers to place orders, while waiters and cashiers track and update order statuses. Admins can view detailed statistics on orders, revenue, and employee performance. Key features include menu management, order tracking, user management, and real-time updates via SSE.</text:p>
      <text:p text:style-name="P6"><text:s/></text:p>
      <text:p text:style-name="P10">Save The Planet (2D Game)</text:p>
      <text:p text:style-name="P11">Pixel Art | Typescript | Kaboom.js | MongoDB | Node.js</text:p>
      <text:p text:style-name="P6">A 2D pixel-art game where players protect a planet from meteoroids. Integrated a leaderboard system using MongoDB to track top scores.</text:p>
      <text:p text:style-name="P6"/>
      <text:p text:style-name="P10">Gym/Pilates Website</text:p>
      <text:p text:style-name="P11">Javascript | React | Astro.js</text:p>
      <text:p text:style-name="P6">Developed a responsive intro website template for small businesses like gyms and pilates studios. The website provides an easy-to-use interface for potential customers to learn more about services and get in touch.</text:p>
      <text:p text:style-name="P6"/>
      <text:p text:style-name="P12">Education</text:p>
      <text:p text:style-name="P13">Istanbul University <text:s text:c="87"/><text:span text:style-name="T7">Istanbul, Turkey</text:span></text:p>
      <text:p text:style-name="P6">Bachelor, Astronomy and Space Science</text:p>
      <text:p text:style-name="P6"/>
      <text:p text:style-name="P5">Work Experience</text:p>
      <text:p text:style-name="P14">Pixel Grafik Ve Ajans Hizmetleri A.Ş<text:tab/> <text:tab/> <text:tab/> <text:tab/> <text:s text:c="14"/><text:span text:style-name="T7">Istanbul, Turkey</text:span></text:p>
      <text:p text:style-name="P15"><text:span text:style-name="T8">IT Intern</text:span><text:span text:style-name="T6"><text:tab/><text:tab/><text:tab/><text:tab/><text:tab/><text:tab/><text:tab/><text:tab/><text:tab/><text:tab/></text:span><text:span text:style-name="T9">6 months</text:span></text:p>
      <text:p text:style-name="Standard">Provided software troubleshooting and end-user support. Assisted in network maintenance and configuration. Created graphic design materials for clients.</text:p>
      <text:p text:style-name="P16"/>
      <text:p text:style-name="P17">Additional Information</text:p>
      <text:p text:style-name="P18"><text:span text:style-name="T6">Languages: </text:span><text:span text:style-name="T4">Turkish (Native), Albanian(Native), English (Professional)</text:span></text:p>
      <text:p text:style-name="P18"><text:span text:style-name="T6">Interests:</text:span> <text:span text:style-name="T4">History, Science, Astronomy, Musi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tr"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rial" fo:font-size="11pt" fo:language="tr"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loext:opacity="100%" fo:font-size="9pt" fo:font-style="italic" style:text-underline-style="solid" style:text-underline-width="auto" style:text-underline-color="font-color" style:font-size-asian="9pt" style:font-style-asian="italic"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in" fo:margin-bottom="0in" fo:margin-left="1in" fo:margin-right="1in" style:writing-mode="lr-tb" style:layout-grid-color="#c0c0c0" style:layout-grid-lines="29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6.2$Linux_X86_64 LibreOffice_project/480$Build-2</meta:generator>
    <dc:date>2025-04-10T18:15:59.867378895</dc:date>
    <meta:editing-duration>PT1H53M56S</meta:editing-duration>
    <meta:editing-cycles>3</meta:editing-cycles>
    <meta:print-date>2025-04-10T16:29:14.378234950</meta:print-date>
    <meta:printed-by>PDF files</meta:printed-by>
    <meta:document-statistic meta:table-count="0" meta:image-count="0" meta:object-count="0" meta:page-count="1" meta:paragraph-count="31" meta:word-count="275" meta:character-count="2112" meta:non-whitespace-character-count="1749"/>
  </office:meta>
</office:document-meta>
</file>